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/>
    <style:style style:name="ce4" style:family="table-cell" style:parent-style-name="Default" style:data-style-name="N101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lor entrada</text:p>
          </table:table-cell>
          <table:table-cell office:value-type="string" calcext:value-type="string">
            <text:p>valor parcelas</text:p>
          </table:table-cell>
          <table:table-cell office:value-type="string" calcext:value-type="string">
            <text:p>total pago</text:p>
          </table:table-cell>
          <table:table-cell office:value-type="string" calcext:value-type="string">
            <text:p>total pago juros</text:p>
          </table:table-cell>
        </table:table-row>
        <table:table-row table:style-name="ro1">
          <table:table-cell table:style-name="ce1" office:value-type="currency" office:currency="BRL" office:value="10000" calcext:value-type="currency">
            <text:p>R$ 10.000</text:p>
          </table:table-cell>
          <table:table-cell table:style-name="ce2" table:formula="of:=-PMT([.$B$14];[.$B$15];[.$B$16]-[.A2])" office:value-type="currency" office:currency="BRL" office:value="4211.07494152225" calcext:value-type="currency">
            <text:p>R$ 4.211,07</text:p>
          </table:table-cell>
          <table:table-cell table:style-name="ce2" table:formula="of:=[.B2]*[.$B$15]+[.A2]" office:value-type="currency" office:currency="BRL" office:value="1273322.48245667" calcext:value-type="currency">
            <text:p>R$ 1.273.322,48</text:p>
          </table:table-cell>
          <table:table-cell table:style-name="ce5" table:formula="of:=[.C2]-[.$B$16]" office:value-type="currency" office:currency="BRL" office:value="1053322.48245667" calcext:value-type="currency">
            <text:p>R$ 1.053.322,48</text:p>
          </table:table-cell>
        </table:table-row>
        <table:table-row table:style-name="ro1">
          <table:table-cell table:style-name="ce1" office:value-type="currency" office:currency="BRL" office:value="15000" calcext:value-type="currency">
            <text:p>R$ 15.000</text:p>
          </table:table-cell>
          <table:table-cell table:style-name="ce2" table:formula="of:=-PMT([.$B$14];[.$B$15];[.$B$16]-[.A3])" office:value-type="currency" office:currency="BRL" office:value="4110.81125243838" calcext:value-type="currency">
            <text:p>R$ 4.110,81</text:p>
          </table:table-cell>
          <table:table-cell table:style-name="ce2" table:formula="of:=[.B3]*[.$B$15]+[.A3]" office:value-type="currency" office:currency="BRL" office:value="1248243.37573152" calcext:value-type="currency">
            <text:p>R$ 1.248.243,38</text:p>
          </table:table-cell>
          <table:table-cell table:style-name="ce5" table:formula="of:=[.C3]-[.$B$16]" office:value-type="currency" office:currency="BRL" office:value="1028243.37573152" calcext:value-type="currency">
            <text:p>R$ 1.028.243,38</text:p>
          </table:table-cell>
        </table:table-row>
        <table:table-row table:style-name="ro1">
          <table:table-cell table:style-name="ce1" office:value-type="currency" office:currency="BRL" office:value="25000" calcext:value-type="currency">
            <text:p>R$ 25.000</text:p>
          </table:table-cell>
          <table:table-cell table:style-name="ce2" table:formula="of:=-PMT([.$B$14];[.$B$15];[.$B$16]-[.A4])" office:value-type="currency" office:currency="BRL" office:value="3910.28387427066" calcext:value-type="currency">
            <text:p>R$ 3.910,28</text:p>
          </table:table-cell>
          <table:table-cell table:style-name="ce2" table:formula="of:=[.B4]*[.$B$15]+[.A4]" office:value-type="currency" office:currency="BRL" office:value="1198085.1622812" calcext:value-type="currency">
            <text:p>R$ 1.198.085,16</text:p>
          </table:table-cell>
          <table:table-cell table:style-name="ce5" table:formula="of:=[.C4]-[.$B$16]" office:value-type="currency" office:currency="BRL" office:value="978085.162281198" calcext:value-type="currency">
            <text:p>R$ 978.085,16</text:p>
          </table:table-cell>
        </table:table-row>
        <table:table-row table:style-name="ro1">
          <table:table-cell table:style-name="ce1" office:value-type="currency" office:currency="BRL" office:value="30000" calcext:value-type="currency">
            <text:p>R$ 30.000</text:p>
          </table:table-cell>
          <table:table-cell table:style-name="ce2" table:formula="of:=-PMT([.$B$14];[.$B$15];[.$B$16]-[.A5])" office:value-type="currency" office:currency="BRL" office:value="3810.0201851868" calcext:value-type="currency">
            <text:p>R$ 3.810,02</text:p>
          </table:table-cell>
          <table:table-cell table:style-name="ce2" table:formula="of:=[.B5]*[.$B$15]+[.A5]" office:value-type="currency" office:currency="BRL" office:value="1173006.05555604" calcext:value-type="currency">
            <text:p>R$ 1.173.006,06</text:p>
          </table:table-cell>
          <table:table-cell table:style-name="ce5" table:formula="of:=[.C5]-[.$B$16]" office:value-type="currency" office:currency="BRL" office:value="953006.055556039" calcext:value-type="currency">
            <text:p>R$ 953.006,06</text:p>
          </table:table-cell>
        </table:table-row>
        <table:table-row table:style-name="ro1">
          <table:table-cell table:style-name="ce1" office:value-type="currency" office:currency="BRL" office:value="35000" calcext:value-type="currency">
            <text:p>R$ 35.000</text:p>
          </table:table-cell>
          <table:table-cell table:style-name="ce2" table:formula="of:=-PMT([.$B$14];[.$B$15];[.$B$16]-[.A6])" office:value-type="currency" office:currency="BRL" office:value="3709.75649610293" calcext:value-type="currency">
            <text:p>R$ 3.709,76</text:p>
          </table:table-cell>
          <table:table-cell table:style-name="ce2" table:formula="of:=[.B6]*[.$B$15]+[.A6]" office:value-type="currency" office:currency="BRL" office:value="1147926.94883088" calcext:value-type="currency">
            <text:p>R$ 1.147.926,95</text:p>
          </table:table-cell>
          <table:table-cell table:style-name="ce5" table:formula="of:=[.C6]-[.$B$16]" office:value-type="currency" office:currency="BRL" office:value="927926.94883088" calcext:value-type="currency">
            <text:p>R$ 927.926,95</text:p>
          </table:table-cell>
        </table:table-row>
        <table:table-row table:style-name="ro1">
          <table:table-cell table:style-name="ce1" office:value-type="currency" office:currency="BRL" office:value="40000" calcext:value-type="currency">
            <text:p>R$ 40.000</text:p>
          </table:table-cell>
          <table:table-cell table:style-name="ce2" table:formula="of:=-PMT([.$B$14];[.$B$15];[.$B$16]-[.A7])" office:value-type="currency" office:currency="BRL" office:value="3609.49280701907" calcext:value-type="currency">
            <text:p>R$ 3.609,49</text:p>
          </table:table-cell>
          <table:table-cell table:style-name="ce2" table:formula="of:=[.B7]*[.$B$15]+[.A7]" office:value-type="currency" office:currency="BRL" office:value="1122847.84210572" calcext:value-type="currency">
            <text:p>R$ 1.122.847,84</text:p>
          </table:table-cell>
          <table:table-cell table:style-name="ce5" table:formula="of:=[.C7]-[.$B$16]" office:value-type="currency" office:currency="BRL" office:value="902847.842105721" calcext:value-type="currency">
            <text:p>R$ 902.847,84</text:p>
          </table:table-cell>
        </table:table-row>
        <table:table-row table:style-name="ro1">
          <table:table-cell table:style-name="ce1" office:value-type="currency" office:currency="BRL" office:value="50000" calcext:value-type="currency">
            <text:p>R$ 50.000</text:p>
          </table:table-cell>
          <table:table-cell table:style-name="ce2" table:formula="of:=-PMT([.$B$14];[.$B$15];[.$B$16]-[.A8])" office:value-type="currency" office:currency="BRL" office:value="3408.96542885134" calcext:value-type="currency">
            <text:p>R$ 3.408,97</text:p>
          </table:table-cell>
          <table:table-cell table:style-name="ce2" table:formula="of:=[.B8]*[.$B$15]+[.A8]" office:value-type="currency" office:currency="BRL" office:value="1072689.6286554" calcext:value-type="currency">
            <text:p>R$ 1.072.689,63</text:p>
          </table:table-cell>
          <table:table-cell table:style-name="ce5" table:formula="of:=[.C8]-[.$B$16]" office:value-type="currency" office:currency="BRL" office:value="852689.628655403" calcext:value-type="currency">
            <text:p>R$ 852.689,63</text:p>
          </table:table-cell>
        </table:table-row>
        <table:table-row table:style-name="ro1">
          <table:table-cell table:style-name="ce1" office:value-type="currency" office:currency="BRL" office:value="80000" calcext:value-type="currency">
            <text:p>R$ 80.000</text:p>
          </table:table-cell>
          <table:table-cell table:style-name="ce2" table:formula="of:=-PMT([.$B$14];[.$B$15];[.$B$16]-[.A9])" office:value-type="currency" office:currency="BRL" office:value="2807.38329434817" calcext:value-type="currency">
            <text:p>R$ 2.807,38</text:p>
          </table:table-cell>
          <table:table-cell table:style-name="ce2" table:formula="of:=[.B9]*[.$B$15]+[.A9]" office:value-type="currency" office:currency="BRL" office:value="922214.98830445" calcext:value-type="currency">
            <text:p>R$ 922.214,99</text:p>
          </table:table-cell>
          <table:table-cell table:style-name="ce5" table:formula="of:=[.C9]-[.$B$16]" office:value-type="currency" office:currency="BRL" office:value="702214.98830445" calcext:value-type="currency">
            <text:p>R$ 702.214,99</text:p>
          </table:table-cell>
        </table:table-row>
        <table:table-row table:style-name="ro1">
          <table:table-cell table:style-name="ce1" office:value-type="currency" office:currency="BRL" office:value="100000" calcext:value-type="currency">
            <text:p>R$ 100.000</text:p>
          </table:table-cell>
          <table:table-cell table:style-name="ce2" table:formula="of:=-PMT([.$B$14];[.$B$15];[.$B$16]-[.A10])" office:value-type="currency" office:currency="BRL" office:value="2406.32853801271" calcext:value-type="currency">
            <text:p>R$ 2.406,33</text:p>
          </table:table-cell>
          <table:table-cell table:style-name="ce2" table:formula="of:=[.B10]*[.$B$15]+[.A10]" office:value-type="currency" office:currency="BRL" office:value="821898.561403814" calcext:value-type="currency">
            <text:p>R$ 821.898,56</text:p>
          </table:table-cell>
          <table:table-cell table:style-name="ce5" table:formula="of:=[.C10]-[.$B$16]" office:value-type="currency" office:currency="BRL" office:value="601898.561403814" calcext:value-type="currency">
            <text:p>R$ 601.898,56</text:p>
          </table:table-cell>
        </table:table-row>
        <table:table-row table:style-name="ro1">
          <table:table-cell table:style-name="ce1" office:value-type="currency" office:currency="BRL" office:value="150000" calcext:value-type="currency">
            <text:p>R$ 150.000</text:p>
          </table:table-cell>
          <table:table-cell table:style-name="ce2" table:formula="of:=-PMT([.$B$14];[.$B$15];[.$B$16]-[.A11])" office:value-type="currency" office:currency="BRL" office:value="1403.69164717408" calcext:value-type="currency">
            <text:p>R$ 1.403,69</text:p>
          </table:table-cell>
          <table:table-cell table:style-name="ce2" table:formula="of:=[.B11]*[.$B$15]+[.A11]" office:value-type="currency" office:currency="BRL" office:value="571107.494152225" calcext:value-type="currency">
            <text:p>R$ 571.107,49</text:p>
          </table:table-cell>
          <table:table-cell table:style-name="ce5" table:formula="of:=[.C11]-[.$B$16]" office:value-type="currency" office:currency="BRL" office:value="351107.494152225" calcext:value-type="currency">
            <text:p>R$ 351.107,49</text:p>
          </table:table-cell>
        </table:table-row>
        <table:table-row table:style-name="ro1">
          <table:table-cell table:style-name="ce1" office:value-type="currency" office:currency="BRL" office:value="180000" calcext:value-type="currency">
            <text:p>R$ 180.000</text:p>
          </table:table-cell>
          <table:table-cell table:style-name="ce2" table:formula="of:=-PMT([.$B$14];[.$B$15];[.$B$16]-[.A12])" office:value-type="currency" office:currency="BRL" office:value="802.109512670904" calcext:value-type="currency">
            <text:p>R$ 802,11</text:p>
          </table:table-cell>
          <table:table-cell table:style-name="ce2" table:formula="of:=[.B12]*[.$B$15]+[.A12]" office:value-type="currency" office:currency="BRL" office:value="420632.853801271" calcext:value-type="currency">
            <text:p>R$ 420.632,85</text:p>
          </table:table-cell>
          <table:table-cell table:style-name="ce5" table:formula="of:=[.C12]-[.$B$16]" office:value-type="currency" office:currency="BRL" office:value="200632.853801271" calcext:value-type="currency">
            <text:p>R$ 200.632,85</text:p>
          </table:table-cell>
        </table:table-row>
        <table:table-row table:style-name="ro1">
          <table:table-cell table:style-name="ce1" office:value-type="currency" office:currency="BRL" office:value="220000" calcext:value-type="currency">
            <text:p>R$ 220.000</text:p>
          </table:table-cell>
          <table:table-cell table:style-name="ce2" table:formula="of:=-PMT([.$B$14];[.$B$15];[.$B$16]-[.A13])" office:value-type="currency" office:currency="BRL" office:value="0" calcext:value-type="currency">
            <text:p>R$ 0,00</text:p>
          </table:table-cell>
          <table:table-cell table:style-name="ce2" table:formula="of:=[.B13]*[.$B$15]+[.A13]" office:value-type="currency" office:currency="BRL" office:value="220000" calcext:value-type="currency">
            <text:p>R$ 220.000,00</text:p>
          </table:table-cell>
          <table:table-cell table:style-name="ce5" table:formula="of:=[.C13]-[.$B$16]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3" office:value-type="percentage" office:value="0.02" calcext:value-type="percentage">
            <text:p>2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.terreno</text:p>
          </table:table-cell>
          <table:table-cell table:style-name="ce4" office:value-type="currency" office:currency="BRL" office:value="220000" calcext:value-type="currency">
            <text:p>R$ 220.000</text:p>
          </table:table-cell>
          <table:table-cell table:number-columns-repeated="2"/>
        </table:table-row>
        <table:table-row table:style-name="ro1" table:number-rows-repeated="52">
          <table:table-cell table:number-columns-repeated="4"/>
        </table:table-row>
        <table:table-row table:style-name="ro1">
          <table:table-cell office:value-type="string" calcext:value-type="string">
            <text:p>feito por victo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07:57:57.607145914</meta:creation-date>
    <dc:date>2025-09-29T08:27:13.188367215</dc:date>
    <meta:editing-duration>PT8M54S</meta:editing-duration>
    <meta:editing-cycles>1</meta:editing-cycles>
    <meta:generator>LibreOffice/7.3.7.2$Linux_X86_64 LibreOffice_project/30$Build-2</meta:generator>
    <meta:document-statistic meta:table-count="1" meta:cell-count="59" meta:object-count="0"/>
  </office:meta>
</office:document-meta>
</file>